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609cm" table:align="left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1.482cm"/>
    </style:style>
    <style:style style:name="Tabela1.C" style:family="table-column">
      <style:table-column-properties style:column-width="1.323cm"/>
    </style:style>
    <style:style style:name="Tabela1.D" style:family="table-column">
      <style:table-column-properties style:column-width="1.29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cbc7"/>
    </style:style>
    <style:style style:name="P2" style:family="paragraph" style:parent-style-name="Standard">
      <style:text-properties officeooo:rsid="001bcbc7" officeooo:paragraph-rsid="001bcbc7"/>
    </style:style>
    <style:style style:name="P3" style:family="paragraph" style:parent-style-name="Standard">
      <style:paragraph-properties fo:text-align="center" style:justify-single-word="false"/>
      <style:text-properties officeooo:rsid="001bcbc7" officeooo:paragraph-rsid="001bcbc7"/>
    </style:style>
    <style:style style:name="P4" style:family="paragraph" style:parent-style-name="Table_20_Contents">
      <style:text-properties officeooo:rsid="001bcbc7" officeooo:paragraph-rsid="001bcb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Luigi Muller Sousa Linhares</text:p>
      <text:p text:style-name="P2">Matrícula: 2017009506</text:p>
      <text:p text:style-name="P2"/>
      <text:p text:style-name="P3">Descrição da Gramática do Trabalho 5 – Parte 2</text:p>
      <text:p text:style-name="P2"/>
      <text:p text:style-name="P2">Símbolos Terminais = {a, b}</text:p>
      <text:p text:style-name="P2"/>
      <text:p text:style-name="P2">Símbolos Não Terminais = {S, X, Y}</text:p>
      <text:p text:style-name="P2"/>
      <text:p text:style-name="P2">Símbolo Sentencial : S</text:p>
      <text:p text:style-name="P2"/>
      <text:p text:style-name="P2">Produções:</text:p>
      <text:p text:style-name="P2"><text:s text:c="4"/>(P1) S -&gt; aXaa</text:p>
      <text:p text:style-name="P2"><text:s text:c="4"/>(P2) S -&gt; bYab</text:p>
      <text:p text:style-name="P2"><text:s text:c="4"/>(P3) X -&gt; bX</text:p>
      <text:p text:style-name="P2"><text:s text:c="4"/>(P4) X -&gt; &amp;</text:p>
      <text:p text:style-name="P2"><text:s text:c="4"/>(P5) Y -&gt; bY</text:p>
      <text:p text:style-name="P2"><text:s text:c="4"/>(P6) Y -&gt; &amp;</text:p>
      <text:p text:style-name="P2"/>
      <text:p text:style-name="P2">Tabela Sintática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>a</text:p>
          </table:table-cell>
          <table:table-cell table:style-name="Tabela1.A1" office:value-type="string">
            <text:p text:style-name="P4">b</text:p>
          </table:table-cell>
          <table:table-cell table:style-name="Tabela1.D1" office:value-type="string">
            <text:p text:style-name="P4">$</text:p>
          </table:table-cell>
        </table:table-row>
        <table:table-row>
          <table:table-cell table:style-name="Tabela1.A2" office:value-type="string">
            <text:p text:style-name="P4">S</text:p>
          </table:table-cell>
          <table:table-cell table:style-name="Tabela1.A2" office:value-type="string">
            <text:p text:style-name="P4">P1</text:p>
          </table:table-cell>
          <table:table-cell table:style-name="Tabela1.A2" office:value-type="string">
            <text:p text:style-name="P4">P2</text:p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4">X</text:p>
          </table:table-cell>
          <table:table-cell table:style-name="Tabela1.A2" office:value-type="string">
            <text:p text:style-name="P4">P4</text:p>
          </table:table-cell>
          <table:table-cell table:style-name="Tabela1.A2" office:value-type="string">
            <text:p text:style-name="P4">P3</text:p>
          </table:table-cell>
          <table:table-cell table:style-name="Tabela1.D2" office:value-type="string">
            <text:p text:style-name="P4">P4</text:p>
          </table:table-cell>
        </table:table-row>
        <table:table-row>
          <table:table-cell table:style-name="Tabela1.A2" office:value-type="string">
            <text:p text:style-name="P4">Y</text:p>
          </table:table-cell>
          <table:table-cell table:style-name="Tabela1.A2" office:value-type="string">
            <text:p text:style-name="P4">P6</text:p>
          </table:table-cell>
          <table:table-cell table:style-name="Tabela1.A2" office:value-type="string">
            <text:p text:style-name="P4">P5</text:p>
          </table:table-cell>
          <table:table-cell table:style-name="Tabela1.D2" office:value-type="string">
            <text:p text:style-name="P4">P6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9T12:47:04.383000000</meta:creation-date>
    <dc:date>2020-11-09T12:53:12.797000000</dc:date>
    <meta:editing-duration>PT6M14S</meta:editing-duration>
    <meta:editing-cycles>1</meta:editing-cycles>
    <meta:document-statistic meta:table-count="1" meta:image-count="0" meta:object-count="0" meta:page-count="1" meta:paragraph-count="28" meta:word-count="72" meta:character-count="330" meta:non-whitespace-character-count="261"/>
    <meta:generator>LibreOffice/6.4.6.2$Windows_X86_64 LibreOffice_project/0ce51a4fd21bff07a5c061082cc82c5ed232f115</meta:generator>
  </office:meta>
</office:document-meta>
</file>